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1" style:family="table">
      <style:table-properties style:width="7.1771in" table:align="margins"/>
    </style:style>
    <style:style style:name="Table11.A" style:family="table-column">
      <style:table-column-properties style:column-width="7.1771in" style:rel-column-width="65535*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6.875in" fo:margin-left="0in" fo:margin-right="0.3021in" table:align="margins" fo:keep-with-next="always" style:may-break-between-rows="false"/>
    </style:style>
    <style:style style:name="Table7.A" style:family="table-column">
      <style:table-column-properties style:column-width="0.709in" style:rel-column-width="6758*"/>
    </style:style>
    <style:style style:name="Table7.B" style:family="table-column">
      <style:table-column-properties style:column-width="0.4993in" style:rel-column-width="4759*"/>
    </style:style>
    <style:style style:name="Table7.C" style:family="table-column">
      <style:table-column-properties style:column-width="3.809in" style:rel-column-width="36309*"/>
    </style:style>
    <style:style style:name="Table7.D" style:family="table-column">
      <style:table-column-properties style:column-width="1.8576in" style:rel-column-width="17709*"/>
    </style:style>
    <style:style style:name="Table7.1" style:family="table-row">
      <style:table-row-properties style:row-height="0.2201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5" style:family="table">
      <style:table-properties style:width="6.875in" fo:margin-left="0.0042in" fo:margin-right="0.2979in" table:align="margins"/>
    </style:style>
    <style:style style:name="Table15.A" style:family="table-column">
      <style:table-column-properties style:column-width="0.7069in" style:rel-column-width="6738*"/>
    </style:style>
    <style:style style:name="Table15.B" style:family="table-column">
      <style:table-column-properties style:column-width="0.7722in" style:rel-column-width="7361*"/>
    </style:style>
    <style:style style:name="Table15.C" style:family="table-column">
      <style:table-column-properties style:column-width="5.3958in" style:rel-column-width="51436*"/>
    </style:style>
    <style:style style:name="Table15.1" style:family="table-row">
      <style:table-row-properties style:min-row-height="0.2597in" fo:keep-together="always"/>
    </style:style>
    <style:style style:name="Table15.A1" style:family="table-cell">
      <style:table-cell-properties fo:padding="0.0382in" fo:border="none"/>
    </style:style>
    <style:style style:name="Table15.B1" style:family="table-cell">
      <style:table-cell-properties style:vertical-align="bottom" fo:padding="0.0382in" fo:border="none"/>
    </style:style>
    <style:style style:name="Table15.2" style:family="table-row">
      <style:table-row-properties style:row-height="0.2299in" fo:keep-together="always"/>
    </style:style>
    <style:style style:name="Table3" style:family="table">
      <style:table-properties style:width="6.8854in" table:align="left"/>
    </style:style>
    <style:style style:name="Table3.A" style:family="table-column">
      <style:table-column-properties style:column-width="6.8854in"/>
    </style:style>
    <style:style style:name="Table3.1" style:family="table-row">
      <style:table-row-properties style:min-row-height="0.2799in" fo:keep-together="always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7.3229in" fo:margin-left="-0.1625in" fo:margin-right="0.0167in" fo:margin-top="0in" fo:margin-bottom="0.0201in" table:align="margins"/>
    </style:style>
    <style:style style:name="Table14.A" style:family="table-column">
      <style:table-column-properties style:column-width="0.3993in" style:rel-column-width="3573*"/>
    </style:style>
    <style:style style:name="Table14.B" style:family="table-column">
      <style:table-column-properties style:column-width="2.45in" style:rel-column-width="21925*"/>
    </style:style>
    <style:style style:name="Table14.C" style:family="table-column">
      <style:table-column-properties style:column-width="0.95in" style:rel-column-width="8501*"/>
    </style:style>
    <style:style style:name="Table14.D" style:family="table-column">
      <style:table-column-properties style:column-width="0.85in" style:rel-column-width="7606*"/>
    </style:style>
    <style:style style:name="Table14.E" style:family="table-column">
      <style:table-column-properties style:column-width="1in" style:rel-column-width="8949*"/>
    </style:style>
    <style:style style:name="Table14.F" style:family="table-column">
      <style:table-column-properties style:column-width="1.3in" style:rel-column-width="11634*"/>
    </style:style>
    <style:style style:name="Table14.G" style:family="table-column">
      <style:table-column-properties style:column-width="0.3743in" style:rel-column-width="3347*"/>
    </style:style>
    <style:style style:name="Table14.A1" style:family="table-cell">
      <style:table-cell-properties fo:background-color="transparent" fo:padding="0.0382in" fo:border="none">
        <style:background-image/>
      </style:table-cell-properties>
    </style:style>
    <style:style style:name="Table14.E1" style:family="table-cell" style:data-style-name="N4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7.3229in" fo:margin-left="-0.1729in" fo:margin-right="0.0271in" fo:margin-top="0in" fo:margin-bottom="0.0201in" table:align="margins"/>
    </style:style>
    <style:style style:name="Table1.A" style:family="table-column">
      <style:table-column-properties style:column-width="0.5611in" style:rel-column-width="5021*"/>
    </style:style>
    <style:style style:name="Table1.B" style:family="table-column">
      <style:table-column-properties style:column-width="4.7931in" style:rel-column-width="42894*"/>
    </style:style>
    <style:style style:name="Table1.C" style:family="table-column">
      <style:table-column-properties style:column-width="1.6042in" style:rel-column-width="14356*"/>
    </style:style>
    <style:style style:name="Table1.D" style:family="table-column">
      <style:table-column-properties style:column-width="0.3646in" style:rel-column-width="3264*"/>
    </style:style>
    <style:style style:name="Table1.1" style:family="table-row">
      <style:table-row-properties style:min-row-height="0.2201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C1" style:family="table-cell" style:data-style-name="N121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6.9667in" fo:margin-left="0.1708in" fo:margin-right="0.0396in" table:align="margins"/>
    </style:style>
    <style:style style:name="Table6.A" style:family="table-column">
      <style:table-column-properties style:column-width="3.8021in" style:rel-column-width="35765*"/>
    </style:style>
    <style:style style:name="Table6.B" style:family="table-column">
      <style:table-column-properties style:column-width="1.0938in" style:rel-column-width="10288*"/>
    </style:style>
    <style:style style:name="Table6.C" style:family="table-column">
      <style:table-column-properties style:column-width="1.7292in" style:rel-column-width="16266*"/>
    </style:style>
    <style:style style:name="Table6.D" style:family="table-column">
      <style:table-column-properties style:column-width="0.3417in" style:rel-column-width="3216*"/>
    </style:style>
    <style:style style:name="Table6.1" style:family="table-row">
      <style:table-row-properties style:row-height="0.2799in" fo:keep-together="always"/>
    </style:style>
    <style:style style:name="Table6.A1" style:family="table-cell">
      <style:table-cell-properties fo:padding="0.0382in" fo:border="none"/>
    </style:style>
    <style:style style:name="Table6.C1" style:family="table-cell" style:data-style-name="N3">
      <style:table-cell-properties style:vertical-align="bottom" fo:padding="0.0382in" fo:border="none"/>
    </style:style>
    <style:style style:name="Table6.2" style:family="table-row">
      <style:table-row-properties style:row-height="0.25in" fo:keep-together="always"/>
    </style:style>
    <style:style style:name="Table6.D2" style:family="table-cell" style:data-style-name="N123">
      <style:table-cell-properties fo:padding="0.0382in" fo:border="none"/>
    </style:style>
    <style:style style:name="Table6.D3" style:family="table-cell" style:data-style-name="N123">
      <style:table-cell-properties fo:padding="0.0382in" fo:border="none"/>
    </style:style>
    <style:style style:name="Table9" style:family="table">
      <style:table-properties style:width="6.625in" fo:margin-left="0.1813in" fo:margin-right="0.3708in" fo:margin-top="0.0097in" fo:margin-bottom="0in" table:align="margins"/>
    </style:style>
    <style:style style:name="Table9.A" style:family="table-column">
      <style:table-column-properties style:column-width="6.625in" style:rel-column-width="65535*"/>
    </style:style>
    <style:style style:name="Table9.A1" style:family="table-cell">
      <style:table-cell-properties style:vertical-align="bottom" fo:padding="0.0382in" fo:border="none"/>
    </style:style>
    <style:style style:name="Table8" style:family="table">
      <style:table-properties style:width="6.625in" fo:margin-left="0.1917in" fo:margin-right="0.3604in" table:align="margins"/>
    </style:style>
    <style:style style:name="Table8.A" style:family="table-column">
      <style:table-column-properties style:column-width="6.625in" style:rel-column-width="65535*"/>
    </style:style>
    <style:style style:name="Table8.A1" style:family="table-cell">
      <style:table-cell-properties style:vertical-align="bottom" fo:padding="0.0382in" fo:border="none"/>
    </style:style>
    <style:style style:name="P1" style:family="paragraph" style:parent-style-name="terp_5f_default_5f_8">
      <style:text-properties style:font-name="Times New Roman" fo:font-size="11pt" style:font-size-asian="11pt" style:font-size-complex="11pt"/>
    </style:style>
    <style:style style:name="P2" style:family="paragraph" style:parent-style-name="terp_5f_default_5f_8">
      <style:text-properties style:font-name="Tahoma1" fo:font-size="11pt" style:font-size-asian="11pt" style:font-size-complex="11pt"/>
    </style:style>
    <style:style style:name="P3" style:family="paragraph" style:parent-style-name="terp_5f_default_5f_8">
      <style:paragraph-properties fo:text-align="end" style:justify-single-word="false"/>
      <style:text-properties style:font-name="Tahoma1" fo:font-size="9pt" style:font-size-asian="9pt" style:font-size-complex="9pt"/>
    </style:style>
    <style:style style:name="P4" style:family="paragraph" style:parent-style-name="terp_5f_default_5f_8">
      <style:text-properties fo:color="#000000" style:font-name="Tahoma1" fo:font-size="9pt" style:font-name-asian="MS Mincho" style:font-size-asian="9pt" style:font-name-complex="Tahoma2" style:font-size-complex="9pt"/>
    </style:style>
    <style:style style:name="P5" style:family="paragraph" style:parent-style-name="terp_5f_default_5f_8">
      <style:paragraph-properties fo:text-align="start" style:justify-single-word="false" fo:hyphenation-ladder-count="no-limit"/>
      <style:text-properties fo:color="#000000" style:font-name="Tahoma1" fo:font-size="10pt" style:font-size-asian="10pt" style:font-size-complex="10pt" fo:hyphenate="true" fo:hyphenation-remain-char-count="2" fo:hyphenation-push-char-count="2"/>
    </style:style>
    <style:style style:name="P6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erp_5f_default_5f_8">
      <style:paragraph-properties fo:text-align="start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erp_5f_default_5f_8">
      <style:paragraph-properties fo:text-align="end" style:justify-single-word="false" fo:keep-together="always"/>
      <style:text-properties fo:color="#000000" style:text-outline="false" style:text-line-through-style="none" style:font-name="Arial" fo:font-size="9pt" fo:font-style="normal" fo:text-shadow="none" style:text-underline-style="none" fo:font-weight="normal" officeooo:paragraph-rsid="000acd90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erp_5f_default_5f_8">
      <style:paragraph-properties fo:text-align="end" style:justify-single-word="false"/>
      <style:text-properties style:font-name="Tahoma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style:font-name="Tahoma" fo:font-size="9pt" officeooo:paragraph-rsid="0012f02a" style:font-name-asian="MS Mincho" style:font-size-asian="9pt" style:font-name-complex="Tahoma2" style:font-size-complex="9pt"/>
    </style:style>
    <style:style style:name="P11" style:family="paragraph" style:parent-style-name="terp_5f_default_5f_8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Tahoma1" fo:font-size="11pt" style:font-name-asian="MS Mincho" style:font-size-asian="11pt" style:font-name-complex="Tahoma2" style:font-size-complex="11pt"/>
    </style:style>
    <style:style style:name="P13" style:family="paragraph" style:parent-style-name="Table_20_Contents">
      <style:text-properties style:font-name="Tahoma1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ahoma1" fo:font-size="9pt" style:font-name-asian="MS Mincho" style:font-size-asian="9pt" style:font-name-complex="Tahoma2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10pt" style:font-name-asian="MS Mincho" style:font-size-asian="10pt" style:font-name-complex="Tahoma2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9pt" style:font-name-asian="MS Mincho" style:font-size-asian="9pt" style:font-name-complex="Tahoma2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9pt" officeooo:paragraph-rsid="00128c63" style:font-name-asian="MS Mincho" style:font-size-asian="9pt" style:font-name-complex="Tahoma2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Tahoma" fo:font-size="9pt" officeooo:rsid="0069b978" style:font-name-asian="MS Mincho" style:font-size-asian="9pt" style:font-name-complex="Tahoma2" style:font-size-complex="9pt"/>
    </style:style>
    <style:style style:name="P21" style:family="paragraph" style:parent-style-name="Standard">
      <style:paragraph-properties fo:text-align="end" style:justify-single-word="false"/>
      <style:text-properties style:font-name="Tahoma1"/>
    </style:style>
    <style:style style:name="P22" style:family="paragraph" style:parent-style-name="Standard">
      <style:text-properties style:font-name="Tahoma1" fo:font-size="6pt" style:font-size-asian="5.25pt" style:font-size-complex="6pt"/>
    </style:style>
    <style:style style:name="P23" style:family="paragraph" style:parent-style-name="Standard">
      <style:text-properties style:font-name="Tahoma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7" style:family="paragraph" style:parent-style-name="Text_20_body">
      <style:text-properties style:font-name="Tahoma1" fo:font-size="4pt" style:font-size-asian="4pt" style:font-size-complex="4pt"/>
    </style:style>
    <style:style style:name="P28" style:family="paragraph" style:parent-style-name="terp_5f_default_5f_8">
      <style:paragraph-properties fo:margin-left="0.0661in" fo:margin-right="-0.1839in" fo:text-align="end" style:justify-single-word="false" fo:text-indent="0.0835in" style:auto-text-indent="false"/>
      <style:text-properties style:font-name="Tahoma" fo:font-size="10pt" style:font-name-asian="MS Mincho" style:font-size-asian="10pt" style:font-name-complex="Tahoma2" style:font-size-complex="10pt"/>
    </style:style>
    <style:style style:name="P29" style:family="paragraph" style:parent-style-name="Table_20_Contents">
      <style:paragraph-properties fo:text-align="start" style:justify-single-word="false" text:number-lines="false" text:line-number="0"/>
      <style:text-properties style:font-name="Tahoma1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.0035in" fo:margin-right="-0.1634in" fo:text-indent="0in" style:auto-text-indent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3" style:family="paragraph" style:parent-style-name="terp_5f_default_5f_8">
      <style:paragraph-properties fo:margin-left="0.0035in" fo:margin-right="-0.111in" fo:text-align="end" style:justify-single-word="false" fo:text-indent="0in" style:auto-text-indent="false"/>
      <style:text-properties style:font-name="Tahoma1" fo:font-size="10pt" officeooo:rsid="000acd90" officeooo:paragraph-rsid="000acd90" style:font-name-asian="MS Mincho" style:font-size-asian="10pt" style:font-name-complex="Tahoma2" style:font-size-complex="10pt"/>
    </style:style>
    <style:style style:name="T1" style:family="text">
      <style:text-properties style:font-name="Tahoma1"/>
    </style:style>
    <style:style style:name="T2" style:family="text">
      <style:text-properties style:font-name="Tahoma1" fo:font-size="10pt" style:font-name-asian="MS Mincho" style:font-size-asian="10pt" style:font-name-complex="Tahoma2" style:font-size-complex="10pt"/>
    </style:style>
    <style:style style:name="T3" style:family="text"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ahoma" fo:font-size="2pt" fo:font-style="normal" fo:text-shadow="none" style:text-underline-style="none" fo:font-weight="normal" style:font-name-asian="Tahoma1" style:font-size-asian="2pt" style:font-style-asian="normal" style:font-weight-asian="normal" style:font-name-complex="Arial" style:font-size-complex="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officeooo:rsid="006b7a7e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Tahoma"/>
    </style:style>
    <style:style style:name="T9" style:family="text">
      <style:text-properties style:font-name="Tahoma" fo:font-size="10pt" style:font-name-asian="MS Mincho" style:font-size-asian="10pt" style:font-name-complex="Tahoma2" style:font-size-complex="10pt"/>
    </style:style>
    <style:style style:name="T10" style:family="text">
      <style:text-properties style:font-name="Tahoma" fo:font-size="5pt" style:font-name-asian="MS Mincho" style:font-size-asian="5pt" style:font-name-complex="Tahoma2" style:font-size-complex="5pt"/>
    </style:style>
    <style:style style:name="T11" style:family="text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69b978"/>
    </style:style>
    <style:style style:name="T13" style:family="text">
      <style:text-properties officeooo:rsid="006d769f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/>
    </number:number-style>
    <number:text-style style:name="N121"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23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9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><text:placeholder text:placeholder-type="text">&lt;o.warehouse_id.name&gt;</text:placeholder></text:p>
          </table:table-cell>
          <table:table-cell table:style-name="Table7.A1" office:value-type="string">
            <text:p text:style-name="P29"/>
          </table:table-cell>
        </table:table-row>
        <table:table-row table:style-name="Table7.1">
          <table:table-cell table:style-name="Table7.A1" table:number-rows-spanned="2" office:value-type="string">
            <text:p text:style-name="P29"/>
          </table:table-cell>
          <table:table-cell table:style-name="Table7.A1" table:number-columns-spanned="2" office:value-type="string">
            <text:p text:style-name="P29"><text:s/><text:placeholder text:placeholder-type="text">&lt;get_warehouse_vat(o.warehouse_id)&gt;</text:placeholder></text:p>
          </table:table-cell>
          <table:covered-table-cell/>
          <table:table-cell table:style-name="Table7.A1" office:value-type="string">
            <text:p text:style-name="P29"><text:span text:style-name="T5"><text:s/></text:span><text:s/></text:p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29"><text:placeholder text:placeholder-type="text">&lt;get_warehouse_address(o.warehouse_id)&gt;</text:placeholder></text:p>
          </table:table-cell>
          <table:covered-table-cell/>
          <table:table-cell table:style-name="Table7.A1" office:value-type="string">
            <text:p text:style-name="P31"><text:placeholder text:placeholder-type="text-box">&lt;get_vietname_date(o.date_document)&gt;</text:placeholder></text:p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table:number-columns-spanned="2" office:value-type="string">
            <text:p text:style-name="P29"><text:s/><text:placeholder text:placeholder-type="text">&lt;get_warehouse_phone(o.warehouse_id)&gt;</text:placeholder></text:p>
          </table:table-cell>
          <table:covered-table-cell/>
          <table:table-cell table:style-name="Table7.A1" office:value-type="string">
            <text:p text:style-name="P29"><text:s text:c="4"/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/>
          </table:table-cell>
          <table:table-cell table:style-name="Table15.B1" office:value-type="string">
            <text:p text:style-name="P32"/>
          </table:table-cell>
          <table:table-cell table:style-name="Table15.B1" office:value-type="string">
            <text:p text:style-name="P32"><text:placeholder text:placeholder-type="text">&lt;o.partner_id and o.partner_id.name&gt;</text:placeholder></text:p>
          </table:table-cell>
        </table:table-row>
        <table:table-row table:style-name="Table15.2">
          <table:table-cell table:style-name="Table15.A1" table:number-rows-spanned="4" office:value-type="string">
            <text:p text:style-name="P12"/>
          </table:table-cell>
          <table:table-cell table:style-name="Table15.B1" table:number-columns-spanned="2" office:value-type="string">
            <text:p text:style-name="Standard"><text:span text:style-name="T2"><text:s/></text:span><text:span text:style-name="T4"><text:s/></text:span><text:a xlink:type="simple" xlink:href="../o.partner_id%20and%20o.partner_id.name"><text:span text:style-name="T11"><text:placeholder text:placeholder-type="text">&lt;o.partner_id and o.partner_id.name&gt;</text:placeholder></text:span></text:a><text:span text:style-name="T3"> 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24"><text:a xlink:type="simple" xlink:href="../o.partner_id%20and%20o.partner_id.name"><text:span text:style-name="T11"><text:placeholder text:placeholder-type="text">&lt;o.partner_id and o.partner_id.vat&gt;</text:placeholder></text:span></text:a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7"><text:span text:style-name="T8"><text:placeholder text:placeholder-type="text">&lt;o.address_invoice_id.street&gt;</text:placeholder></text:span><text:span text:style-name="T8">, </text:span><text:span text:style-name="T8"><text:placeholder text:placeholder-type="text">&lt;o.address_invoice_id.state_id and o.address_invoice_id.state_id.name or ''&gt;</text:placeholder>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1"><text:span text:style-name="T10"><text:s/></text:span><text:a xlink:type="simple" xlink:href="../o.partner_id%20and%20o.partner_id.name"><text:span text:style-name="T11"><text:placeholder text:placeholder-type="text">&lt;o.payment_method and o.payment_method.code or ''&gt;</text:placeholder></text:span></text:a><text:span text:style-name="T9"> <text:s text:c="9"/></text:span><text:a xlink:type="simple" xlink:href="../o.partner_id%20and%20o.partner_id.name"><text:span text:style-name="T3"><text:placeholder text:placeholder-type="text">&lt;o.partner_bank_id and o.partner_bank_id.acc_number or ''&gt;</text:placeholder></text:span></text:a><text:span text:style-name="T9"> <text:s/></text:span></text:p>
          </table:table-cell>
          <table:covered-table-cell/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/>
          </table:table-cell>
        </table:table-row>
      </table:table>
      <text:p text:style-name="P2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20">1 <text:s/></text:p>
          </table:table-cell>
          <table:table-cell table:style-name="Table14.A1" office:value-type="string">
            <text:p text:style-name="P19"><text:s/><text:span text:style-name="T12"><text:s/></text:span><text:span text:style-name="T13">Dieu chinh doanh thu </text:span><text:span text:style-name="T6"><text:placeholder text:placeholder-type="text">&lt;get_vietname_date(o.date_document)&gt;</text:placeholder></text:span></text:p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><text:placeholder text:placeholder-type="text">&lt;o.amount_untaxed&gt;</text:placeholder></text:p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C1">
            <text:p text:style-name="P6"/>
          </table:table-cell>
          <table:table-cell table:style-name="Table1.A1" office:value-type="string">
            <text:p text:style-name="P33">`</text:p>
          </table:table-cell>
        </table:table-row>
      </table:table>
      <text:p text:style-name="P27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C1" office:value-type="float" office:value="0">
            <text:p text:style-name="P6"><text:placeholder text:placeholder-type="text">&lt;o.amount_untaxed&gt;</text:placeholder></text:p>
          </table:table-cell>
          <table:table-cell table:style-name="Table6.A1" office:value-type="string">
            <text:p text:style-name="P9"/>
          </table:table-cell>
        </table:table-row>
        <table:table-row table:style-name="Table6.2">
          <table:table-cell table:style-name="Table6.A1" table:number-rows-spanned="2" office:value-type="string">
            <text:p text:style-name="P10"><text:span text:style-name="T5"><text:s text:c="3"/></text:span><text:span text:style-name="T5"><text:placeholder text:placeholder-type="text">&lt;get_account_number(o.warehouse_id)&gt;</text:placeholder></text:span> Tại <text:span text:style-name="T5"><text:placeholder text:placeholder-type="text">&lt;o.company_id.partner_id.bank_ids[0] .bank.name&gt;</text:placeholder></text:span> </text:p>
          </table:table-cell>
          <table:table-cell table:style-name="Table6.A1" office:value-type="string">
            <text:p text:style-name="P25"><text:placeholder text:placeholder-type="text">&lt;get_tax(o.tax_line)&gt;</text:placeholder></text:p>
          </table:table-cell>
          <table:table-cell table:style-name="Table6.C1" office:value-type="float" office:value="0">
            <text:p text:style-name="P6"><text:placeholder text:placeholder-type="text">&lt;o.amount_tax&gt;</text:placeholder></text:p>
          </table:table-cell>
          <table:table-cell table:style-name="Table6.D3">
            <text:p text:style-name="P3"/>
          </table:table-cell>
        </table:table-row>
        <table:table-row table:style-name="Table6.2">
          <table:covered-table-cell/>
          <table:table-cell table:style-name="Table6.A1" office:value-type="string">
            <text:p text:style-name="P21"/>
          </table:table-cell>
          <table:table-cell table:style-name="Table6.C1" office:value-type="float" office:value="0">
            <text:p text:style-name="P6"><text:placeholder text:placeholder-type="text">&lt;o.amount_total&gt;</text:placeholder></text:p>
          </table:table-cell>
          <table:table-cell table:style-name="Table6.D3">
            <text:p text:style-name="P3"/>
          </table:table-cell>
        </table:table-row>
      </table:table>
      <text:p text:style-name="P22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s text:c="39"/><text:span text:style-name="T7"><text:placeholder text:placeholder-type="text">&lt;amount_to_text(o.amount_total)&gt;</text:placeholder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ext:p text:style-name="P1"><text:a xlink:type="simple" xlink:href="relatorio:///for"><text:span text:style-name="T1"/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709in" fo:margin-left="0.6in" fo:margin-right="0.492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0T11:35:02.48</meta:creation-date>
    <dc:date>2014-06-03T10:28:21</dc:date>
    <meta:editing-duration>P2DT11H18M8S</meta:editing-duration>
    <meta:editing-cycles>832</meta:editing-cycles>
    <meta:generator>LibreOffice/4.0.2.2$Linux_X86_64 LibreOffice_project/400m0$Build-2</meta:generator>
    <meta:print-date>2010-12-13T19:03:41.25</meta:print-date>
    <dc:creator>kiet </dc:creator>
    <meta:document-statistic meta:table-count="9" meta:image-count="0" meta:object-count="0" meta:page-count="1" meta:paragraph-count="24" meta:word-count="47" meta:character-count="835" meta:non-whitespace-character-count="736"/>
  </office:meta>
</office:document-meta>
</file>